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oday we watched the film “Bound: Africans versus African Americans” directed by Peres Owino. Throughout the film, it was shown that there is a large cultural divide between two groups: People who live in Africa, and people who have been living in America but are of African desc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5-03-20T18:34:33</meta:creation-date>
    <dc:date>2015-03-20T19:17:07</dc:date>
    <dc:creator>David </dc:creator>
    <meta:editing-duration>PT27M19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" meta:word-count="48" meta:character-count="285" meta:non-whitespace-character-count="236"/>
  </office:meta>
</office:document-meta>
</file>